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高雄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高雄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高雄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802" calcext:value-type="float">
            <text:p>5,80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924" calcext:value-type="float">
            <text:p>5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4" calcext:value-type="float">
            <text:p>5,924</text:p>
          </table:table-cell>
          <table:table-cell table:style-name="ce3" office:value-type="float" office:value="4268" calcext:value-type="float">
            <text:p>4,268</text:p>
          </table:table-cell>
          <table:table-cell table:style-name="ce3" office:value-type="float" office:value="10192" calcext:value-type="float">
            <text:p>10,192</text:p>
          </table:table-cell>
          <table:table-cell table:style-name="ce4" office:value-type="string" calcext:value-type="string">
            <text:p>58.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桃源區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39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拉芙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勤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里、勤和里、拉芙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山里、建山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那瑪夏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卡努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瑪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沙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甲仙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隆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六龜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發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荖濃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龜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寶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杉林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杉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木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、大愛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內門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門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觀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旗山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6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湄洲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圓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鯤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洲里、鯤洲里、大山里、中洲里、南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美濃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瀰濃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和里、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祿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祿興里、中壇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洋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肚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德里、興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茂林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多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阿蓮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6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峯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崗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蓮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安里、青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崗山里、復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庫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田寮區</text:p>
          </table:table-cell>
          <table:table-cell table:style-name="ce2"/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燕巢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9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角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燕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燕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樹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寮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久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檨腳里、興山里、大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檨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姑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里、三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井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田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統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社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茄萣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、白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賜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安里、嘉樂里、嘉泰里、嘉福里、和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定里、保定里、大定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湖內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山里、劉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葉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、田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5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賢里、中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逸賢里、忠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路竹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5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滬里、頂寮里、新達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滬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西里、社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北里、甲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坑里、竹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鄉里、文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鴨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嶺里、三爺里、鴨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永安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、新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岡山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0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岡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、維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遼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程香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為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協里、為隨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榮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彌陀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彌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彌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彌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彌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尾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漯底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梓官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64.6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梓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梓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梓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梓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里、大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禮蚵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禮蚵里、智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典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橋頭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58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里、橋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仕隆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仕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芋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筆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北里、頂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仕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楠梓區</text:p>
          </table:table-cell>
          <table:table-cell table:style-name="ce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0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享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豐里、東寧里、五常里、享平里、中陽里、惠楠里、惠民里、惠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63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屏里、玉屏里、金田里、稔田里、瑞屏里、翠屏里、宏南里、宏毅里、宏榮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61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稔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久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昌里、久昌里、大昌里、福昌里、泰昌里、建昌里、宏昌里、和昌里、慶昌里、隆昌里、秀昌里、加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56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昌里、興昌里、裕昌里、國昌里、仁昌里、藍田里、中興里、中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95" calcext:value-type="float">
            <text:p>19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藍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左營區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6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進學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尾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廟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廟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尾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尾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屏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屏山里、祥和里、永清里、莒光里、光輝里、合群里、明建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進學里、尾西里、頂北里、中北里、中南里、廟東里、廟北里、尾南里、尾北里、頂西里、聖后里、聖西里、聖南里、城南里、路東里、廍北里、廍南里、埤西里、埤北里、埤東里、海勝里、崇實里、自助里、果貿里、果惠里、果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54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果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果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果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下里、新上里、新中里、新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62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公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公里、福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1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仁武區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58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內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0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考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6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3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、仁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鳥松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67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鳥松里、夢裡里、大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鳥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夢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坔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坔埔里、仁美里、大竹里、華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寮區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59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拷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5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寮里、上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0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琉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翁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庄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60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寮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寮里、會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會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會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寮里、江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昭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、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林園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string" calcext:value-type="string">
            <text:p>65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7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埔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家里、龔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龔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汕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汕里、西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民區</text:p>
          </table:table-cell>
          <table:table-cell table:style-name="ce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55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金里、鼎盛里、鼎強里、鼎力里、鼎西里、鼎中里、鼎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53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鼎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館里、本和里、本文里、灣子里、灣愛里、灣中里、灣華里、灣勝里、灣利里、灣復里、灣興里、灣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56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武里、本元里、本安里、本上里、本揚里、寶獅里、寶德里、寶泰里、寶華里、寶國里、寶民里、寶慶里、寶業里、寶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5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興里、寶中里、寶盛里、寶安里、寶龍里、寶珠里、正興里、正順里、安康里、安寧里、安吉里、安發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>
            <text:p>58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發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精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宜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東里、安和里、達德里、達明里、達仁里、達勇里、同德里、德智里、德仁里、安生里、德東里、德行里、精華里、民享里、安宜里、安泰里、安邦里、十全里、十美里、德北里、立誠里、立業里、港東里、港新里、港西里、博愛里、博惠里、長明里、建東里、興德里、鳳南里、鳳北里、德西里、豐裕里、川東里、裕民里、力行里、千歲里、立德里、千北里、千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5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川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千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千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苓雅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57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祥里、五權里、民主里、五福里、正心里、正道里、文昌里、建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1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仁里、苓洲里、苓昇里、苓中里、苓雅里、苓東里、城北里、城西里、城東里、意誠里、鼓中里、田西里、人和里、仁政里、廣澤里、美田里、華堂里、日中里、普照里、和煦里、晴朗里、普天里、林富里、林圍里、林安里、光華里、林興里、林華里、林西里、林中里、林泉里、林南里、中正里、尚義里、同慶里、凱旋里、林德里、林貴里、林榮里、英明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63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意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鼓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晴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奏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英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奏捷里、福壽里、福南里、林靖里、朝陽里、福隆里、福祥里、福海里、福康里、福人里、福地里、福居里、福東里、福西里、永康里、正文里、正言里、正大里、正義里、正仁里、衛武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衛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鼓山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56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鼓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雄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鼓峰里、雄峰里、前峰里、光榮里、民族里、內惟里、建國里、忠正里、自強里、龍井里、正德里、平和里、民強里、龍水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子里、明誠里、華豐里、裕興里、裕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鼓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生里、鼓岩里、樹德里、寶樹里、興宗里、光化里、山下里、河邊里、綠川里、登山里、峰南里、麗興里、新民里、延平里、維生里、惠安里、壽山里、哨船頭里、桃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登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峰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麗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哨船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鹽埕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藍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教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藍橋里、慈愛里、博愛里、壽星里、中山里、教仁里、新樂里、中原里、光明里、育仁里、河濱里、沙地里、南端里、港都里、江西里、新豐里、府北里、陸橋里、瀨南里、新化里、江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府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瀨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前金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5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川里、草江里、長城里、北金里、東金里、新生里、後金里、長興里、青山里、民生里、復元里、林投里、國民里、社東里、社西里、博孝里、長生里、榮復里、文西里、文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5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興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浩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蕉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浩然里、振成里、德生里、振華里、正氣里、德政里、仁聲里、德望里、華聲里、蕉園里、永寧里、玉衡里、順昌里、文昌里、光耀里、興昌里、開平里、成功里、新江里、黎明里、愛平里、南港里、中東里、明莊里、大明里、秋山里、長驛里、建興里、建華里、漢民里、榮治里、東坡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愛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秋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治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鳳山區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59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縣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曹公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福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、鳳崗里、鎮北里、文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7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縣口里、光明里、興中里、南興里、和德里、中和里、縣衙里、文英里、鎮西里、鎮東里、瑞竹里、誠義里、新興里、海光里、忠誠里、曹公里、興仁里、生明里、和興里、協和里、誠德里、三民里、北門里、武松里、文衡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54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生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、瑞興里、誠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8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2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泰里、國光里、國隆里、國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漢里、武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甲里、新武里、新樂里、新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47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強里、新富里、海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48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爺里、中崙里、中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埤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53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、一甲里、二甲里、保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61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南里、富甲里、龍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善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榮里、善美里、南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、福誠里、福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、天興里、南成里、大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55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旗津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旗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旗下里、永安里、振興里、慈愛里、復興里、中華里、實踐里、北汕里、南汕里、上竹里、中洲里、安順里、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前鎮區</text:p>
          </table:table-cell>
          <table:table-cell table:style-name="ce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55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衙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58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孝里、明正里、明義里、仁愛里、平等里、平昌里、明禮里、明道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3" calcext:value-type="float">
            <text:p>183</text:p>
          </table:table-cell>
          <table:table-cell table:style-name="ce4" office:value-type="string" calcext:value-type="string">
            <text:p>4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昌里、信義里、信德里、興化里、興仁里、前鎮里、鎮東里、鎮榮里、鎮昌里、鎮海里、鎮陽里、興邦里、鎮中里、鎮北里、忠純里、忠誠里、西山里、民權里、建隆里、振興里、良和里、西甲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57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良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興里、盛豐里、興中里、興東里、忠孝里、復國里、竹內里、竹東里、竹南里、竹北里、竹西里、竹中里、瑞竹里、瑞南里、瑞豐里、瑞祥里、瑞東里、瑞和里、瑞平里、瑞隆里、瑞北里、瑞西里、瑞崗里、瑞興里、瑞誠里、瑞文里、瑞華里、瑞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53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小港區</text:p>
          </table:table-cell>
          <table:table-cell table:style-name="ce2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55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港里、港口里、港正里、港墘里、港明里、港后里、港南里、港興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55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店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宮里、店鎮里、大苓里、二苓里、三苓里、正苓里、順苓里、六苓里、宏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36" calcext:value-type="float">
            <text:p>336</text:p>
          </table:table-cell>
          <table:table-cell table:style-name="ce4" office:value-type="string" calcext:value-type="string">
            <text:p>4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東里、青島里、濟南里、泰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59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濟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明里、松金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57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孔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松里、松山里、大坪里、坪頂里、孔宅里、廈莊里、合作里、桂林里、中厝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18" calcext:value-type="float">
            <text:p>518</text:p>
          </table:table-cell>
          <table:table-cell table:style-name="ce4" office:value-type="string" calcext:value-type="string">
            <text:p>56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廈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鳴里、龍鳳里、鳳森里、鳳林里、鳳興里、鳳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高雄市" style:display-name="PageStyle_高雄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4</meta:creation-date>
    <meta:initial-creator>Apache POI</meta:initial-creator>
    <meta:generator>LibreOffice/6.0.7.3$Linux_X86_64 LibreOffice_project/00m0$Build-3</meta:generator>
    <meta:document-statistic meta:table-count="1" meta:cell-count="17931" meta:object-count="0"/>
  </office:meta>
</office:document-meta>
</file>